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3A6635A2E4B04761A8A.png" manifest:media-type="image/png"/>
  <manifest:file-entry manifest:full-path="Pictures/10000201000001A500000337E5DEDB6528870F45.png" manifest:media-type="image/png"/>
  <manifest:file-entry manifest:full-path="Pictures/10000201000001EB00000310E182004FF49D96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20pt" fo:language="pl" fo:country="PL" fo:font-weight="normal" style:font-size-asian="17.5pt" style:font-weight-asian="normal" style:font-size-complex="20pt" style:font-weight-complex="normal"/>
    </style:style>
    <style:style style:name="P2" style:family="paragraph" style:parent-style-name="Standard">
      <style:paragraph-properties fo:text-align="center" style:justify-single-word="false"/>
      <style:text-properties style:font-name="Arial" fo:font-size="20pt" fo:language="pl" fo:country="PL" fo:font-weight="normal" style:font-size-asian="17.5pt" style:font-weight-asian="normal" style:font-size-complex="20pt" style:font-weight-complex="normal"/>
    </style:style>
    <style:style style:name="P3" style:family="paragraph" style:parent-style-name="Standard">
      <style:paragraph-properties fo:text-align="end" style:justify-single-word="false"/>
      <style:text-properties style:font-name="Arial" fo:font-size="20pt" fo:language="pl" fo:country="PL" fo:font-weight="normal" officeooo:rsid="0010500d"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style:font-name="Arial" fo:font-size="20pt" fo:language="pl" fo:country="PL" style:text-underline-style="solid" style:text-underline-width="auto" style:text-underline-color="font-color" fo:font-weight="bold" style:font-size-asian="17.5pt" style:font-weight-asian="bold" style:font-size-complex="20pt" style:font-weight-complex="bold"/>
    </style:style>
    <style:style style:name="P5" style:family="paragraph" style:parent-style-name="Standard">
      <style:paragraph-properties fo:text-align="start" style:justify-single-word="false"/>
      <style:text-properties style:font-name="Arial" fo:font-size="20pt" fo:language="pl" fo:country="PL" style:text-underline-style="none" fo:font-weight="normal" officeooo:rsid="0115def2" officeooo:paragraph-rsid="0122a2ff" style:font-size-asian="17.5pt" style:font-weight-asian="normal" style:font-size-complex="20pt" style:font-weight-complex="normal"/>
    </style:style>
    <style:style style:name="P6" style:family="paragraph" style:parent-style-name="Standard">
      <style:paragraph-properties fo:text-align="start" style:justify-single-word="false"/>
      <style:text-properties style:font-name="Arial" fo:font-size="20pt" fo:language="pl" fo:country="PL" style:text-underline-style="none" fo:font-weight="normal" officeooo:paragraph-rsid="00405a93"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8" style:family="paragraph" style:parent-style-name="Standard">
      <style:paragraph-properties fo:text-align="center" style:justify-single-word="false"/>
      <style:text-properties style:font-name="Arial" fo:font-size="40pt" fo:language="pl" fo:country="PL" fo:font-weight="bold" style:font-size-asian="35pt" style:font-weight-asian="bold" style:font-size-complex="40pt" style:font-weight-complex="bold"/>
    </style:style>
    <style:style style:name="P9"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Arial" fo:font-size="24pt" fo:language="pl" fo:country="PL" style:text-underline-style="solid" style:text-underline-width="auto" style:text-underline-color="font-color"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style:font-name="Arial" fo:font-size="24pt" fo:language="pl" fo:country="PL" style:text-underline-style="solid" style:text-underline-width="auto" style:text-underline-color="font-color" fo:font-weight="bold" officeooo:paragraph-rsid="015b0daa" style:font-size-asian="24pt" style:font-weight-asian="bold" style:font-size-complex="24pt" style:font-weight-complex="bold"/>
    </style:style>
    <style:style style:name="P12" style:family="paragraph" style:parent-style-name="Standard">
      <style:paragraph-properties fo:text-align="start" style:justify-single-word="false"/>
      <style:text-properties style:font-name="Arial" fo:font-size="24pt" fo:language="pl" fo:country="PL" style:text-underline-style="solid" style:text-underline-width="auto" style:text-underline-color="font-color" fo:font-weight="normal" officeooo:rsid="01a6bc1a" officeooo:paragraph-rsid="01a6bc1a" style:font-size-asian="24pt" style:font-weight-asian="normal" style:font-size-complex="24pt" style:font-weight-complex="normal"/>
    </style:style>
    <style:style style:name="P13" style:family="paragraph" style:parent-style-name="Standard">
      <style:paragraph-properties fo:text-align="start" style:justify-single-word="false"/>
      <style:text-properties style:font-name="Arial" fo:font-size="24pt" fo:language="pl" fo:country="PL" style:text-underline-style="none" fo:font-weight="normal" officeooo:rsid="017c9181" officeooo:paragraph-rsid="017c9181" style:font-size-asian="24pt" style:font-weight-asian="normal" style:font-size-complex="24pt" style:font-weight-complex="normal"/>
    </style:style>
    <style:style style:name="P14" style:family="paragraph" style:parent-style-name="Standard">
      <style:paragraph-properties fo:text-align="start" style:justify-single-word="false"/>
      <style:text-properties style:font-name="Arial" fo:font-size="24pt" fo:language="pl" fo:country="PL" style:text-underline-style="none" fo:font-weight="bold" officeooo:rsid="010649a5" officeooo:paragraph-rsid="010649a5" style:font-size-asian="24pt" style:font-weight-asian="bold" style:font-size-complex="24pt" style:font-weight-complex="bold"/>
    </style:style>
    <style:style style:name="P15" style:family="paragraph" style:parent-style-name="Standard">
      <style:paragraph-properties fo:text-align="start" style:justify-single-word="false"/>
      <style:text-properties style:font-name="Arial" fo:font-size="18pt" fo:language="pl" fo:country="PL" style:text-underline-style="none" fo:font-weight="normal" officeooo:rsid="01488ab5" officeooo:paragraph-rsid="01488ab5"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Arial" fo:font-size="18pt" fo:language="pl" fo:country="PL" style:text-underline-style="none" fo:font-weight="normal" officeooo:rsid="0181bd84" officeooo:paragraph-rsid="0181bd84"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font-name="Arial" fo:font-size="18pt" fo:language="pl" fo:country="PL" style:text-underline-style="none" fo:font-weight="normal" officeooo:rsid="0183ae64" officeooo:paragraph-rsid="0183ae64"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font-name="Arial" fo:font-size="18pt" fo:language="pl" fo:country="PL" style:text-underline-style="none" fo:font-weight="normal" officeooo:rsid="0185861a" officeooo:paragraph-rsid="0185861a"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style:font-name="Arial" fo:font-size="18pt" fo:language="pl" fo:country="PL" style:text-underline-style="none" fo:font-weight="normal" officeooo:rsid="018c0118" officeooo:paragraph-rsid="018c0118" style:font-size-asian="18pt" style:font-weight-asian="normal" style:font-size-complex="18pt" style:font-weight-complex="normal"/>
    </style:style>
    <style:style style:name="P20" style:family="paragraph" style:parent-style-name="Standard">
      <style:paragraph-properties fo:text-align="start" style:justify-single-word="false"/>
      <style:text-properties style:font-name="Arial" fo:font-size="18pt" fo:language="pl" fo:country="PL" style:text-underline-style="none" fo:font-weight="normal" officeooo:rsid="018ca8c3" officeooo:paragraph-rsid="018ca8c3"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style:font-name="Arial" fo:font-size="18pt" fo:language="pl" fo:country="PL" style:text-underline-style="none" fo:font-weight="normal" officeooo:rsid="018dc1b0" officeooo:paragraph-rsid="018dc1b0"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style:font-name="Arial" fo:font-size="18pt" fo:language="pl" fo:country="PL" style:text-underline-style="none" fo:font-weight="normal" officeooo:rsid="018fa944" officeooo:paragraph-rsid="018fa944"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style:font-name="Arial" fo:font-size="18pt" fo:language="pl" fo:country="PL" style:text-underline-style="none" fo:font-weight="normal" officeooo:rsid="00b23fd1" officeooo:paragraph-rsid="01a99d46"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style:font-name="Arial" fo:font-size="18pt" fo:language="pl" fo:country="PL" style:text-underline-style="none" fo:font-weight="normal"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style:font-name="Arial" fo:font-size="18pt" fo:language="pl" fo:country="PL" style:text-underline-style="none" fo:font-weight="bold" officeooo:rsid="01243325" officeooo:paragraph-rsid="01243325"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font-name="Arial" fo:font-size="18pt" fo:language="pl" fo:country="PL" style:text-underline-style="none" fo:font-weight="bold" officeooo:rsid="0145dbce" officeooo:paragraph-rsid="0145dbce"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font-name="Arial" fo:font-size="18pt" fo:language="pl" fo:country="PL" style:text-underline-style="none" fo:font-weight="bold" officeooo:rsid="004bc129" officeooo:paragraph-rsid="004bc129"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Arial" fo:font-size="18pt" fo:language="pl" fo:country="PL" style:text-underline-style="none" fo:font-weight="bold" officeooo:rsid="01380a1f" officeooo:paragraph-rsid="01380a1f"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font-name="Arial" fo:font-size="18pt" fo:language="pl" fo:country="PL" style:text-underline-style="none" fo:font-weight="bold" officeooo:rsid="01517376" officeooo:paragraph-rsid="01517376"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font-name="Arial" fo:font-size="18pt" fo:language="pl" fo:country="PL" style:text-underline-style="none" fo:font-weight="bold" officeooo:rsid="01553012" officeooo:paragraph-rsid="01553012"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Arial" fo:font-size="18pt" fo:language="pl" fo:country="PL" style:text-underline-style="none" fo:font-weight="bold" officeooo:rsid="0156dd36" officeooo:paragraph-rsid="0156dd36" style:font-size-asian="18pt" style:font-weight-asian="bold" style:font-size-complex="18pt" style:font-weight-complex="bold"/>
    </style:style>
    <style:style style:name="P32"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bold" officeooo:rsid="00c2be1f" officeooo:paragraph-rsid="00c2be1f" style:font-size-asian="18pt" style:font-weight-asian="bold" style:font-size-complex="18pt" style:font-weight-complex="bold"/>
    </style:style>
    <style:style style:name="P33"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bold" officeooo:rsid="0072289b" style:font-size-asian="18pt" style:font-weight-asian="bold" style:font-size-complex="18pt" style:font-weight-complex="bold"/>
    </style:style>
    <style:style style:name="P35"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normal" officeooo:rsid="0181bd84" officeooo:paragraph-rsid="0181bd84" style:font-size-asian="18pt" style:font-weight-asian="normal" style:font-size-complex="18pt" style:font-weight-complex="normal"/>
    </style:style>
    <style:style style:name="P36"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normal" officeooo:rsid="0185861a" officeooo:paragraph-rsid="00c2be1f" style:font-size-asian="18pt" style:font-weight-asian="normal" style:font-size-complex="18pt" style:font-weight-complex="normal"/>
    </style:style>
    <style:style style:name="P37"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normal" officeooo:rsid="0185861a" officeooo:paragraph-rsid="0185861a" style:font-size-asian="18pt" style:font-weight-asian="normal" style:font-size-complex="18pt" style:font-weight-complex="normal"/>
    </style:style>
    <style:style style:name="P38" style:family="paragraph" style:parent-style-name="Standard">
      <style:paragraph-properties fo:text-align="start" style:justify-single-word="false"/>
      <style:text-properties style:font-name="Arial" fo:font-size="18pt" fo:language="pl" fo:country="PL" style:text-underline-style="solid" style:text-underline-width="auto" style:text-underline-color="font-color" fo:font-weight="normal" officeooo:rsid="01877cde" officeooo:paragraph-rsid="01877cde" style:font-size-asian="18pt" style:font-weight-asian="normal" style:font-size-complex="18pt" style:font-weight-complex="normal"/>
    </style:style>
    <style:style style:name="P39" style:family="paragraph" style:parent-style-name="Standard">
      <style:paragraph-properties fo:text-align="start" style:justify-single-word="false"/>
      <style:text-properties style:font-name="Arial" fo:font-size="16pt" fo:language="pl" fo:country="PL" style:text-underline-style="none" fo:font-weight="normal" officeooo:rsid="0120042c" officeooo:paragraph-rsid="0122a2ff"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style:font-name="Arial" fo:font-size="16pt" fo:language="pl" fo:country="PL" style:text-underline-style="none" fo:font-weight="normal" officeooo:rsid="0120042c" officeooo:paragraph-rsid="017ccf07"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style:font-name="Arial" fo:font-size="16pt" fo:language="pl" fo:country="PL" style:text-underline-style="none" fo:font-weight="normal" officeooo:rsid="001d2604" officeooo:paragraph-rsid="0115def2"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style:font-name="Arial" fo:font-size="16pt" fo:language="pl" fo:country="PL" style:text-underline-style="none" fo:font-weight="normal"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style:font-name="Arial" fo:font-size="16pt" fo:language="pl" fo:country="PL" style:text-underline-style="none" fo:font-weight="normal" officeooo:rsid="015b0daa" officeooo:paragraph-rsid="015b0daa"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style:font-name="Arial" fo:font-size="16pt" fo:language="pl" fo:country="PL" style:text-underline-style="none" fo:font-weight="bold" officeooo:rsid="015b0daa" officeooo:paragraph-rsid="015b0daa"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Arial" fo:font-size="16pt" fo:language="pl" fo:country="PL" style:text-underline-style="none" fo:font-weight="bold" officeooo:rsid="015b0daa" officeooo:paragraph-rsid="01658a5d"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font-name="Arial" fo:font-size="16pt" fo:language="pl" fo:country="PL" style:text-underline-style="solid" style:text-underline-width="auto" style:text-underline-color="font-color" fo:font-weight="bold" officeooo:rsid="00c2be1f" officeooo:paragraph-rsid="00c2be1f" style:font-size-asian="16pt" style:font-weight-asian="bold" style:font-size-complex="16pt" style:font-weight-complex="bold"/>
    </style:style>
    <style:style style:name="P47" style:family="paragraph" style:parent-style-name="Standard">
      <style:paragraph-properties fo:text-align="start" style:justify-single-word="false"/>
      <style:text-properties style:font-name="Arial" fo:font-size="16pt" fo:language="pl" fo:country="PL" style:text-underline-style="solid" style:text-underline-width="auto" style:text-underline-color="font-color" fo:font-weight="normal" officeooo:rsid="0167fcd7" officeooo:paragraph-rsid="0167fcd7"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style:text-line-through-style="none" style:text-line-through-type="none" style:font-name="Arial" fo:font-size="16pt" fo:language="pl" fo:country="PL" style:text-underline-style="solid" style:text-underline-width="auto" style:text-underline-color="font-color" fo:font-weight="normal" officeooo:rsid="01658a5d" officeooo:paragraph-rsid="01658a5d" style:font-size-asian="16pt" style:font-weight-asian="normal" style:font-size-complex="16pt" style:font-weight-complex="normal"/>
    </style:style>
    <style:style style:name="P49" style:family="paragraph" style:parent-style-name="Standard">
      <style:paragraph-properties fo:text-align="center" style:justify-single-word="false" fo:break-before="column"/>
      <style:text-properties style:font-name="Arial" fo:font-size="24pt" fo:language="pl" fo:country="PL" style:text-underline-style="solid" style:text-underline-width="auto" style:text-underline-color="font-color" fo:font-weight="bold" style:font-size-asian="24pt" style:font-weight-asian="bold" style:font-size-complex="24pt" style:font-weight-complex="bold"/>
    </style:style>
    <style:style style:name="P50" style:family="paragraph" style:parent-style-name="Standard">
      <style:paragraph-properties fo:text-align="start" style:justify-single-word="false" fo:break-before="column"/>
      <style:text-properties style:font-name="Arial" fo:font-size="24pt" fo:language="pl" fo:country="PL" style:text-underline-style="solid" style:text-underline-width="auto" style:text-underline-color="font-color" fo:font-weight="bold" style:font-size-asian="24pt" style:font-weight-asian="bold" style:font-size-complex="24pt" style:font-weight-complex="bold"/>
    </style:style>
    <style:style style:name="P51" style:family="paragraph" style:parent-style-name="Standard">
      <style:paragraph-properties fo:text-align="start" style:justify-single-word="false" fo:break-before="column"/>
      <style:text-properties style:font-name="Arial" fo:font-size="24pt" fo:language="pl" fo:country="PL" style:text-underline-style="solid" style:text-underline-width="auto" style:text-underline-color="font-color" fo:font-weight="bold" officeooo:paragraph-rsid="015b0daa" style:font-size-asian="24pt" style:font-weight-asian="bold" style:font-size-complex="24pt" style:font-weight-complex="bold"/>
    </style:style>
    <style:style style:name="P52" style:family="paragraph" style:parent-style-name="Standard">
      <style:paragraph-properties fo:text-align="end" style:justify-single-word="false" fo:break-before="column"/>
      <style:text-properties style:font-name="Arial" fo:font-size="24pt" fo:language="pl" fo:country="PL" style:text-underline-style="solid" style:text-underline-width="auto" style:text-underline-color="font-color" fo:font-weight="normal" officeooo:rsid="01a7fdfd" officeooo:paragraph-rsid="01a7fdfd" style:font-size-asian="24pt" style:font-weight-asian="normal" style:font-size-complex="24pt" style:font-weight-complex="normal"/>
    </style:style>
    <style:style style:name="P53" style:family="paragraph" style:parent-style-name="Standard">
      <style:paragraph-properties fo:text-align="end" style:justify-single-word="false" fo:break-before="column"/>
      <style:text-properties style:font-name="Arial" fo:font-size="24pt" fo:language="pl" fo:country="PL" style:text-underline-style="solid" style:text-underline-width="auto" style:text-underline-color="font-color" fo:font-weight="normal" officeooo:rsid="01a922e8" officeooo:paragraph-rsid="01a922e8" style:font-size-asian="24pt" style:font-weight-asian="normal" style:font-size-complex="24pt" style:font-weight-complex="normal"/>
    </style:style>
    <style:style style:name="P54" style:family="paragraph" style:parent-style-name="Standard">
      <style:paragraph-properties fo:text-align="start" style:justify-single-word="false" fo:break-before="column"/>
      <style:text-properties style:font-name="Arial" fo:font-size="24pt" fo:language="pl" fo:country="PL" style:text-underline-style="none" fo:font-weight="bold" officeooo:rsid="010649a5" officeooo:paragraph-rsid="010649a5" style:font-size-asian="24pt" style:font-weight-asian="bold" style:font-size-complex="24pt" style:font-weight-complex="bold"/>
    </style:style>
    <style:style style:name="P55" style:family="paragraph" style:parent-style-name="Standard">
      <style:paragraph-properties fo:text-align="start" style:justify-single-word="false" fo:break-before="column"/>
      <style:text-properties style:font-name="Arial" fo:font-size="18pt" fo:language="pl" fo:country="PL" style:text-underline-style="solid" style:text-underline-width="auto" style:text-underline-color="font-color" fo:font-weight="normal" officeooo:rsid="01877cde" officeooo:paragraph-rsid="01877cde" style:font-size-asian="18pt" style:font-weight-asian="normal" style:font-size-complex="18pt" style:font-weight-complex="normal"/>
    </style:style>
    <style:style style:name="P56" style:family="paragraph" style:parent-style-name="Standard">
      <style:paragraph-properties fo:text-align="start" style:justify-single-word="false" fo:break-before="page"/>
      <style:text-properties style:font-name="Arial" fo:font-size="24pt" fo:language="pl" fo:country="PL" style:text-underline-style="solid" style:text-underline-width="auto" style:text-underline-color="font-color" fo:font-weight="bold" officeooo:rsid="00c2be1f" officeooo:paragraph-rsid="00c2be1f" style:font-size-asian="24pt" style:font-weight-asian="bold" style:font-size-complex="24pt" style:font-weight-complex="bold"/>
    </style:style>
    <style:style style:name="P57" style:family="paragraph" style:parent-style-name="Standard">
      <style:paragraph-properties fo:text-align="start" style:justify-single-word="false"/>
      <style:text-properties style:font-name="Arial" fo:font-size="16pt" fo:language="pl" fo:country="PL" style:text-underline-style="none" fo:font-weight="normal" officeooo:rsid="017c9181" officeooo:paragraph-rsid="017ccf07" style:font-size-asian="16pt" style:font-weight-asian="normal" style:font-size-complex="16pt" style:font-weight-complex="normal"/>
    </style:style>
    <style:style style:name="P58"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5b0daa" style:font-size-asian="16pt" style:font-weight-asian="normal" style:font-size-complex="16pt" style:font-weight-complex="normal"/>
    </style:style>
    <style:style style:name="P59"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58a5d" style:font-size-asian="16pt" style:font-weight-asian="normal" style:font-size-complex="16pt" style:font-weight-complex="normal"/>
    </style:style>
    <style:style style:name="P60"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693c4" style:font-size-asian="16pt" style:font-weight-asian="normal" style:font-size-complex="16pt" style:font-weight-complex="normal"/>
    </style:style>
    <style:style style:name="P61"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694c0" style:font-size-asian="16pt" style:font-weight-asian="normal" style:font-size-complex="16pt" style:font-weight-complex="normal"/>
    </style:style>
    <style:style style:name="P62"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7fcd7" style:font-size-asian="16pt" style:font-weight-asian="normal" style:font-size-complex="16pt" style:font-weight-complex="normal"/>
    </style:style>
    <style:style style:name="P63"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9b044" style:font-size-asian="16pt" style:font-weight-asian="normal" style:font-size-complex="16pt" style:font-weight-complex="normal"/>
    </style:style>
    <style:style style:name="P64"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5b0daa" officeooo:paragraph-rsid="016abc53" style:font-size-asian="16pt" style:font-weight-asian="normal" style:font-size-complex="16pt" style:font-weight-complex="normal"/>
    </style:style>
    <style:style style:name="P65"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7488e9" officeooo:paragraph-rsid="017488e9" style:font-size-asian="16pt" style:font-weight-asian="normal" style:font-size-complex="16pt" style:font-weight-complex="normal"/>
    </style:style>
    <style:style style:name="P66" style:family="paragraph" style:parent-style-name="Standard" style:list-style-name="L7">
      <style:paragraph-properties fo:text-align="start" style:justify-single-word="false"/>
      <style:text-properties style:font-name="Arial" fo:font-size="16pt" fo:language="pl" fo:country="PL" style:text-underline-style="none" fo:font-weight="normal" officeooo:rsid="01644c64" officeooo:paragraph-rsid="01644c64" style:font-size-asian="16pt" style:font-weight-asian="normal" style:font-size-complex="16pt" style:font-weight-complex="normal"/>
    </style:style>
    <style:style style:name="P67" style:family="paragraph" style:parent-style-name="Standard" style:list-style-name="L7">
      <style:paragraph-properties fo:text-align="start" style:justify-single-word="false"/>
      <style:text-properties style:font-name="Arial" fo:font-size="16pt" fo:language="pl" fo:country="PL" style:text-underline-style="none" fo:font-weight="bold" officeooo:rsid="015b0daa" officeooo:paragraph-rsid="015b0daa"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font-name="Arial" fo:font-size="24pt" fo:language="pl" fo:country="PL" fo:font-style="normal" style:text-underline-style="none" fo:font-weight="normal" officeooo:rsid="017c9181" officeooo:paragraph-rsid="017c9181" style:font-size-asian="24pt" style:font-style-asian="normal" style:font-weight-asian="normal" style:font-size-complex="24pt" style:font-style-complex="normal" style:font-weight-complex="normal"/>
    </style:style>
    <style:style style:name="P69"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04248b9" officeooo:paragraph-rsid="004248b9" style:font-size-asian="18pt" style:font-weight-asian="normal" style:font-size-complex="18pt" style:font-weight-complex="normal"/>
    </style:style>
    <style:style style:name="P70"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042ea8c" officeooo:paragraph-rsid="0042ea8c" style:font-size-asian="18pt" style:font-weight-asian="normal" style:font-size-complex="18pt" style:font-weight-complex="normal"/>
    </style:style>
    <style:style style:name="P71"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12ad2c6" officeooo:paragraph-rsid="012ad2c6" style:font-size-asian="18pt" style:font-weight-asian="normal" style:font-size-complex="18pt" style:font-weight-complex="normal"/>
    </style:style>
    <style:style style:name="P72"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12dfa23" officeooo:paragraph-rsid="012dfa23" style:font-size-asian="18pt" style:font-weight-asian="normal" style:font-size-complex="18pt" style:font-weight-complex="normal"/>
    </style:style>
    <style:style style:name="P73"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12ee3e7" officeooo:paragraph-rsid="012ee3e7" style:font-size-asian="18pt" style:font-weight-asian="normal" style:font-size-complex="18pt" style:font-weight-complex="normal"/>
    </style:style>
    <style:style style:name="P74" style:family="paragraph" style:parent-style-name="Standard" style:list-style-name="L1">
      <style:paragraph-properties fo:text-align="start" style:justify-single-word="false"/>
      <style:text-properties style:font-name="Arial" fo:font-size="18pt" fo:language="pl" fo:country="PL" style:text-underline-style="none" fo:font-weight="normal" officeooo:rsid="0130588a" officeooo:paragraph-rsid="0130588a" style:font-size-asian="18pt" style:font-weight-asian="normal" style:font-size-complex="18pt" style:font-weight-complex="normal"/>
    </style:style>
    <style:style style:name="P75"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45dbce" officeooo:paragraph-rsid="0145dbce" style:font-size-asian="18pt" style:font-weight-asian="normal" style:font-size-complex="18pt" style:font-weight-complex="normal"/>
    </style:style>
    <style:style style:name="P76"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30d7c1" officeooo:paragraph-rsid="0147b014" style:font-size-asian="18pt" style:font-weight-asian="normal" style:font-size-complex="18pt" style:font-weight-complex="normal"/>
    </style:style>
    <style:style style:name="P77"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47b014" officeooo:paragraph-rsid="0147b014" style:font-size-asian="18pt" style:font-weight-asian="normal" style:font-size-complex="18pt" style:font-weight-complex="normal"/>
    </style:style>
    <style:style style:name="P78"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334253" officeooo:paragraph-rsid="0148f195" style:font-size-asian="18pt" style:font-weight-asian="normal" style:font-size-complex="18pt" style:font-weight-complex="normal"/>
    </style:style>
    <style:style style:name="P79" style:family="paragraph" style:parent-style-name="Standard" style:list-style-name="L3">
      <style:paragraph-properties fo:text-align="start" style:justify-single-word="false"/>
      <style:text-properties style:font-name="Arial" fo:font-size="18pt" fo:language="pl" fo:country="PL" style:text-underline-style="none" fo:font-weight="normal" officeooo:rsid="01334253" officeooo:paragraph-rsid="01334253" style:font-size-asian="18pt" style:font-weight-asian="normal" style:font-size-complex="18pt" style:font-weight-complex="normal"/>
    </style:style>
    <style:style style:name="P80" style:family="paragraph" style:parent-style-name="Standard" style:list-style-name="L3">
      <style:paragraph-properties fo:text-align="start" style:justify-single-word="false"/>
      <style:text-properties style:font-name="Arial" fo:font-size="18pt" fo:language="pl" fo:country="PL" style:text-underline-style="none" fo:font-weight="normal" officeooo:rsid="01334253" officeooo:paragraph-rsid="01b3b6c7" style:font-size-asian="18pt" style:font-weight-asian="normal" style:font-size-complex="18pt" style:font-weight-complex="normal"/>
    </style:style>
    <style:style style:name="P81"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334253" officeooo:paragraph-rsid="013b88d4" style:font-size-asian="18pt" style:font-weight-asian="normal" style:font-size-complex="18pt" style:font-weight-complex="normal"/>
    </style:style>
    <style:style style:name="P82"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3ad547" officeooo:paragraph-rsid="01553012" style:font-size-asian="18pt" style:font-weight-asian="normal" style:font-size-complex="18pt" style:font-weight-complex="normal"/>
    </style:style>
    <style:style style:name="P83" style:family="paragraph" style:parent-style-name="Standard" style:list-style-name="L2">
      <style:paragraph-properties fo:text-align="start" style:justify-single-word="false"/>
      <style:text-properties style:font-name="Arial" fo:font-size="18pt" fo:language="pl" fo:country="PL" style:text-underline-style="none" fo:font-weight="normal" officeooo:rsid="01553012" officeooo:paragraph-rsid="01553012" style:font-size-asian="18pt" style:font-weight-asian="normal" style:font-size-complex="18pt" style:font-weight-complex="normal"/>
    </style:style>
    <style:style style:name="P84" style:family="paragraph" style:parent-style-name="Standard" style:list-style-name="L3">
      <style:paragraph-properties fo:text-align="start" style:justify-single-word="false"/>
      <style:text-properties style:font-name="Arial" fo:font-size="18pt" fo:language="pl" fo:country="PL" style:text-underline-style="none" fo:font-weight="normal" officeooo:rsid="01323d90" officeooo:paragraph-rsid="01323d90" style:font-size-asian="18pt" style:font-weight-asian="normal" style:font-size-complex="18pt" style:font-weight-complex="normal"/>
    </style:style>
    <style:style style:name="P85"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3b88d4" officeooo:paragraph-rsid="013b88d4" style:font-size-asian="18pt" style:font-weight-asian="normal" style:font-size-complex="18pt" style:font-weight-complex="normal"/>
    </style:style>
    <style:style style:name="P86"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4114f7" officeooo:paragraph-rsid="014114f7" style:font-size-asian="18pt" style:font-weight-asian="normal" style:font-size-complex="18pt" style:font-weight-complex="normal"/>
    </style:style>
    <style:style style:name="P87"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3f9eb1" officeooo:paragraph-rsid="013f9eb1" style:font-size-asian="18pt" style:font-weight-asian="normal" style:font-size-complex="18pt" style:font-weight-complex="normal"/>
    </style:style>
    <style:style style:name="P88"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4a28e1" officeooo:paragraph-rsid="014a28e1" style:font-size-asian="18pt" style:font-weight-asian="normal" style:font-size-complex="18pt" style:font-weight-complex="normal"/>
    </style:style>
    <style:style style:name="P89"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4e5919" officeooo:paragraph-rsid="014e5919" style:font-size-asian="18pt" style:font-weight-asian="normal" style:font-size-complex="18pt" style:font-weight-complex="normal"/>
    </style:style>
    <style:style style:name="P90"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4f268d" officeooo:paragraph-rsid="01503195" style:font-size-asian="18pt" style:font-weight-asian="normal" style:font-size-complex="18pt" style:font-weight-complex="normal"/>
    </style:style>
    <style:style style:name="P91"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503195" officeooo:paragraph-rsid="01503195" style:font-size-asian="18pt" style:font-weight-asian="normal" style:font-size-complex="18pt" style:font-weight-complex="normal"/>
    </style:style>
    <style:style style:name="P92" style:family="paragraph" style:parent-style-name="Standard" style:list-style-name="L4">
      <style:paragraph-properties fo:text-align="start" style:justify-single-word="false"/>
      <style:text-properties style:font-name="Arial" fo:font-size="18pt" fo:language="pl" fo:country="PL" style:text-underline-style="none" fo:font-weight="normal" officeooo:rsid="015123b1" officeooo:paragraph-rsid="015123b1" style:font-size-asian="18pt" style:font-weight-asian="normal" style:font-size-complex="18pt" style:font-weight-complex="normal"/>
    </style:style>
    <style:style style:name="P93" style:family="paragraph" style:parent-style-name="Standard" style:list-style-name="L5">
      <style:paragraph-properties fo:text-align="start" style:justify-single-word="false"/>
      <style:text-properties style:font-name="Arial" fo:font-size="18pt" fo:language="pl" fo:country="PL" style:text-underline-style="none" fo:font-weight="normal" officeooo:rsid="01517376" officeooo:paragraph-rsid="01517376" style:font-size-asian="18pt" style:font-weight-asian="normal" style:font-size-complex="18pt" style:font-weight-complex="normal"/>
    </style:style>
    <style:style style:name="P94" style:family="paragraph" style:parent-style-name="Standard" style:list-style-name="L5">
      <style:paragraph-properties fo:text-align="start" style:justify-single-word="false"/>
      <style:text-properties style:font-name="Arial" fo:font-size="18pt" fo:language="pl" fo:country="PL" style:text-underline-style="none" fo:font-weight="normal" officeooo:rsid="01536e90" officeooo:paragraph-rsid="01b3b6c7" style:font-size-asian="18pt" style:font-weight-asian="normal" style:font-size-complex="18pt" style:font-weight-complex="normal"/>
    </style:style>
    <style:style style:name="P95" style:family="paragraph" style:parent-style-name="Standard" style:list-style-name="L5">
      <style:paragraph-properties fo:text-align="start" style:justify-single-word="false"/>
      <style:text-properties style:font-name="Arial" fo:font-size="18pt" fo:language="pl" fo:country="PL" style:text-underline-style="none" fo:font-weight="normal" officeooo:rsid="01536e90" officeooo:paragraph-rsid="01536e90" style:font-size-asian="18pt" style:font-weight-asian="normal" style:font-size-complex="18pt" style:font-weight-complex="normal"/>
    </style:style>
    <style:style style:name="P96" style:family="paragraph" style:parent-style-name="Standard" style:list-style-name="L6">
      <style:paragraph-properties fo:text-align="start" style:justify-single-word="false"/>
      <style:text-properties style:font-name="Arial" fo:font-size="18pt" fo:language="pl" fo:country="PL" style:text-underline-style="none" fo:font-weight="normal" officeooo:rsid="0156dd36" officeooo:paragraph-rsid="0156dd36" style:font-size-asian="18pt" style:font-weight-asian="normal" style:font-size-complex="18pt" style:font-weight-complex="normal"/>
    </style:style>
    <style:style style:name="P97" style:family="paragraph" style:parent-style-name="Standard" style:list-style-name="L6">
      <style:paragraph-properties fo:text-align="start" style:justify-single-word="false"/>
      <style:text-properties style:font-name="Arial" fo:font-size="18pt" fo:language="pl" fo:country="PL" style:text-underline-style="none" fo:font-weight="normal" officeooo:rsid="0157d6dd" officeooo:paragraph-rsid="0157d6dd" style:font-size-asian="18pt" style:font-weight-asian="normal" style:font-size-complex="18pt" style:font-weight-complex="normal"/>
    </style:style>
    <style:style style:name="P98" style:family="paragraph" style:parent-style-name="Standard" style:list-style-name="L6">
      <style:paragraph-properties fo:text-align="start" style:justify-single-word="false"/>
      <style:text-properties style:font-name="Arial" fo:font-size="18pt" fo:language="pl" fo:country="PL" style:text-underline-style="none" fo:font-weight="normal" officeooo:rsid="01585711" officeooo:paragraph-rsid="01585711" style:font-size-asian="18pt" style:font-weight-asian="normal" style:font-size-complex="18pt" style:font-weight-complex="normal"/>
    </style:style>
    <style:style style:name="P99" style:family="paragraph" style:parent-style-name="Standard" style:list-style-name="L6">
      <style:paragraph-properties fo:text-align="start" style:justify-single-word="false"/>
      <style:text-properties style:font-name="Arial" fo:font-size="18pt" fo:language="pl" fo:country="PL" style:text-underline-style="none" fo:font-weight="normal" officeooo:rsid="01592bdc" officeooo:paragraph-rsid="01592bdc" style:font-size-asian="18pt" style:font-weight-asian="normal" style:font-size-complex="18pt" style:font-weight-complex="normal"/>
    </style:style>
    <style:style style:name="P100" style:family="paragraph" style:parent-style-name="Standard">
      <style:paragraph-properties fo:text-align="start" style:justify-single-word="false"/>
      <style:text-properties style:font-name="Arial" fo:font-size="18pt" fo:language="pl" fo:country="PL" style:text-underline-style="none" fo:font-weight="bold" officeooo:rsid="013ad547" officeooo:paragraph-rsid="01b3b6c7" style:font-size-asian="18pt" style:font-weight-asian="bold" style:font-size-complex="18pt" style:font-weight-complex="bold"/>
    </style:style>
    <style:style style:name="T1" style:family="text">
      <style:text-properties style:text-position="0% 100%" fo:font-style="normal" officeooo:rsid="00175b48" style:font-style-asian="normal" style:font-style-complex="normal"/>
    </style:style>
    <style:style style:name="T2" style:family="text">
      <style:text-properties style:text-position="0% 100%" fo:font-style="normal" officeooo:rsid="0113906f" style:font-style-asian="normal" style:font-style-complex="normal"/>
    </style:style>
    <style:style style:name="T3" style:family="text">
      <style:text-properties style:text-position="0% 100%" fo:font-style="normal" officeooo:rsid="0113abd7" style:font-style-asian="normal" style:font-style-complex="normal"/>
    </style:style>
    <style:style style:name="T4" style:family="text">
      <style:text-properties style:text-position="0% 100%" fo:font-style="normal" officeooo:rsid="01154e98" style:font-style-asian="normal" style:font-style-complex="normal"/>
    </style:style>
    <style:style style:name="T5" style:family="text">
      <style:text-properties style:text-position="0% 100%" fo:font-style="normal" officeooo:rsid="01156290" style:font-style-asian="normal" style:font-style-complex="normal"/>
    </style:style>
    <style:style style:name="T6" style:family="text">
      <style:text-properties officeooo:rsid="00469045"/>
    </style:style>
    <style:style style:name="T7" style:family="text">
      <style:text-properties officeooo:rsid="004bc129"/>
    </style:style>
    <style:style style:name="T8" style:family="text">
      <style:text-properties officeooo:rsid="00624811"/>
    </style:style>
    <style:style style:name="T9" style:family="text">
      <style:text-properties officeooo:rsid="0113906f"/>
    </style:style>
    <style:style style:name="T10" style:family="text">
      <style:text-properties officeooo:rsid="01243325"/>
    </style:style>
    <style:style style:name="T11" style:family="text">
      <style:text-properties officeooo:rsid="01262390"/>
    </style:style>
    <style:style style:name="T12" style:family="text">
      <style:text-properties officeooo:rsid="012c1a53"/>
    </style:style>
    <style:style style:name="T13" style:family="text">
      <style:text-properties officeooo:rsid="0130d7c1"/>
    </style:style>
    <style:style style:name="T14" style:family="text">
      <style:text-properties officeooo:rsid="01334253"/>
    </style:style>
    <style:style style:name="T15" style:family="text">
      <style:text-properties officeooo:rsid="01346530"/>
    </style:style>
    <style:style style:name="T16" style:family="text">
      <style:text-properties officeooo:rsid="01362290"/>
    </style:style>
    <style:style style:name="T17" style:family="text">
      <style:text-properties officeooo:rsid="013697e5"/>
    </style:style>
    <style:style style:name="T18" style:family="text">
      <style:text-properties officeooo:rsid="013d268c"/>
    </style:style>
    <style:style style:name="T19" style:family="text">
      <style:text-properties officeooo:rsid="0142fdbf"/>
    </style:style>
    <style:style style:name="T20" style:family="text">
      <style:text-properties officeooo:rsid="0144e504"/>
    </style:style>
    <style:style style:name="T21" style:family="text">
      <style:text-properties officeooo:rsid="0147b014"/>
    </style:style>
    <style:style style:name="T22" style:family="text">
      <style:text-properties officeooo:rsid="0148cae6"/>
    </style:style>
    <style:style style:name="T23" style:family="text">
      <style:text-properties officeooo:rsid="014fe8c4"/>
    </style:style>
    <style:style style:name="T24" style:family="text">
      <style:text-properties officeooo:rsid="01510403"/>
    </style:style>
    <style:style style:name="T25" style:family="text">
      <style:text-properties officeooo:rsid="015c71a1"/>
    </style:style>
    <style:style style:name="T26" style:family="text">
      <style:text-properties officeooo:rsid="015d7fe0"/>
    </style:style>
    <style:style style:name="T27" style:family="text">
      <style:text-properties officeooo:rsid="015edaed"/>
    </style:style>
    <style:style style:name="T28" style:family="text">
      <style:text-properties officeooo:rsid="01609fd0"/>
    </style:style>
    <style:style style:name="T29" style:family="text">
      <style:text-properties officeooo:rsid="01619b3d"/>
    </style:style>
    <style:style style:name="T30" style:family="text">
      <style:text-properties officeooo:rsid="01622144"/>
    </style:style>
    <style:style style:name="T31" style:family="text">
      <style:text-properties officeooo:rsid="016306cf"/>
    </style:style>
    <style:style style:name="T32" style:family="text">
      <style:text-properties officeooo:rsid="01656a4f"/>
    </style:style>
    <style:style style:name="T33" style:family="text">
      <style:text-properties officeooo:rsid="01658a5d"/>
    </style:style>
    <style:style style:name="T34" style:family="text">
      <style:text-properties officeooo:rsid="0167fcd7"/>
    </style:style>
    <style:style style:name="T35" style:family="text">
      <style:text-properties officeooo:rsid="016abc53"/>
    </style:style>
    <style:style style:name="T36" style:family="text">
      <style:text-properties officeooo:rsid="016c44b2"/>
    </style:style>
    <style:style style:name="T37" style:family="text">
      <style:text-properties officeooo:rsid="016e3658"/>
    </style:style>
    <style:style style:name="T38" style:family="text">
      <style:text-properties officeooo:rsid="016f9c3b"/>
    </style:style>
    <style:style style:name="T39" style:family="text">
      <style:text-properties officeooo:rsid="01713ac5"/>
    </style:style>
    <style:style style:name="T40" style:family="text">
      <style:text-properties officeooo:rsid="0171b838"/>
    </style:style>
    <style:style style:name="T41" style:family="text">
      <style:text-properties officeooo:rsid="0173d2e3"/>
    </style:style>
    <style:style style:name="T42" style:family="text">
      <style:text-properties officeooo:rsid="01741edb"/>
    </style:style>
    <style:style style:name="T43" style:family="text">
      <style:text-properties officeooo:rsid="0174a38f"/>
    </style:style>
    <style:style style:name="T44" style:family="text">
      <style:text-properties officeooo:rsid="017afbfc"/>
    </style:style>
    <style:style style:name="T45" style:family="text">
      <style:text-properties officeooo:rsid="017c9181"/>
    </style:style>
    <style:style style:name="T46" style:family="text">
      <style:text-properties officeooo:rsid="017e53d1"/>
    </style:style>
    <style:style style:name="T47" style:family="text">
      <style:text-properties officeooo:rsid="017e99ac"/>
    </style:style>
    <style:style style:name="T48" style:family="text">
      <style:text-properties fo:font-style="normal" style:font-style-asian="normal" style:font-style-complex="normal"/>
    </style:style>
    <style:style style:name="T49" style:family="text">
      <style:text-properties fo:font-style="normal" officeooo:rsid="0187bb22" style:font-style-asian="normal" style:font-style-complex="normal"/>
    </style:style>
    <style:style style:name="T50" style:family="text">
      <style:text-properties fo:font-style="normal" officeooo:rsid="018a3b72" style:font-style-asian="normal" style:font-style-complex="normal"/>
    </style:style>
    <style:style style:name="T51" style:family="text">
      <style:text-properties officeooo:rsid="018c0118"/>
    </style:style>
    <style:style style:name="T52" style:family="text">
      <style:text-properties officeooo:rsid="018ca8c3"/>
    </style:style>
    <style:style style:name="T53" style:family="text">
      <style:text-properties officeooo:rsid="018dc1b0"/>
    </style:style>
    <style:style style:name="T54" style:family="text">
      <style:text-properties officeooo:rsid="01941902"/>
    </style:style>
    <style:style style:name="T55" style:family="text">
      <style:text-properties officeooo:rsid="01945e0d"/>
    </style:style>
    <style:style style:name="T56" style:family="text">
      <style:text-properties officeooo:rsid="0194b1e5"/>
    </style:style>
    <style:style style:name="T57" style:family="text">
      <style:text-properties officeooo:rsid="0194b5fd"/>
    </style:style>
    <style:style style:name="T58" style:family="text">
      <style:text-properties officeooo:rsid="0196259a"/>
    </style:style>
    <style:style style:name="T59" style:family="text">
      <style:text-properties officeooo:rsid="01976d05"/>
    </style:style>
    <style:style style:name="T60" style:family="text">
      <style:text-properties officeooo:rsid="01988e75"/>
    </style:style>
    <style:style style:name="T61" style:family="text">
      <style:text-properties officeooo:rsid="019b85ef"/>
    </style:style>
    <style:style style:name="T62" style:family="text">
      <style:text-properties officeooo:rsid="019ce9e8"/>
    </style:style>
    <style:style style:name="T63" style:family="text">
      <style:text-properties officeooo:rsid="019e7b4c"/>
    </style:style>
    <style:style style:name="T64" style:family="text">
      <style:text-properties officeooo:rsid="01a0bdbf"/>
    </style:style>
    <style:style style:name="T65" style:family="text">
      <style:text-properties officeooo:rsid="01a1686f"/>
    </style:style>
    <style:style style:name="T66" style:family="text">
      <style:text-properties officeooo:rsid="01a64db0"/>
    </style:style>
    <style:style style:name="T67" style:family="text">
      <style:text-properties officeooo:rsid="01a99d46"/>
    </style:style>
    <style:style style:name="T68" style:family="text">
      <style:text-properties fo:font-size="16pt" style:font-size-asian="16pt" style:font-size-complex="16pt"/>
    </style:style>
    <style:style style:name="T69" style:family="text">
      <style:text-properties fo:font-size="16pt" officeooo:rsid="0119800f" style:font-size-asian="16pt" style:font-size-complex="16pt"/>
    </style:style>
    <style:style style:name="T70" style:family="text">
      <style:text-properties officeooo:rsid="015578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dstawy programowania</text:p>
      <text:p text:style-name="P8">Projekt nr <text:span text:style-name="T9">3</text:span></text:p>
      <text:p text:style-name="P8"/>
      <text:p text:style-name="P8"/>
      <text:p text:style-name="P8"/>
      <text:p text:style-name="P1"/>
      <text:p text:style-name="P1"/>
      <text:p text:style-name="P1">Gabriel Rębacz</text:p>
      <text:p text:style-name="P1"/>
      <text:p text:style-name="P3">Środa</text:p>
      <text:p text:style-name="P1"><text:line-break/>Sala 09</text:p>
      <text:p text:style-name="P1"/>
      <text:p text:style-name="P1">Politechnika Warszawska</text:p>
      <text:p text:style-name="P1"/>
      <text:p text:style-name="P1"><text:tab/>Wydział Elektroniki i Technik Informacyjnych</text:p>
      <text:p text:style-name="P1"/>
      <text:p text:style-name="P1">Prowadzący laboratorium: dr inż. Piotr Firek</text:p>
      <text:p text:style-name="P1"/>
      <text:p text:style-name="P1"/>
      <text:p text:style-name="P1"/>
      <text:p text:style-name="P1"/>
      <text:p text:style-name="P1"/>
      <text:p text:style-name="P1"/>
      <text:p text:style-name="P1"/>
      <text:p text:style-name="P1"/>
      <text:p text:style-name="P2">Warszawa 2016</text:p>
      <text:p text:style-name="P49">1. Treść projektu</text:p>
      <text:p text:style-name="P4"/>
      <text:p text:style-name="P42">Moim zadaniem było napisanie <text:span text:style-name="T1">programu </text:span><text:span text:style-name="T2">b</text:span><text:span text:style-name="T3">ę</text:span><text:span text:style-name="T2">dącym bazą rekordów. Wykorzystać </text:span><text:span text:style-name="T3">należał</text:span><text:span text:style-name="T2"> struktury dynamiczne. </text:span><text:span text:style-name="T3">Zapewnić miałem możliwość dodawania, usuwania i edytowania rekordów, sortowania bazy po dowolnym polu rekordu, opracować sposób prezentacji wyników, umożliwić odczyt i zapisywanie bazy z pliku pod dowolną nazwą, umożliwić czyszczenie bazy. Program miał być podzielony na pliki grupujące logicznie funkcje oraz </text:span><text:span text:style-name="T4">powinien zostać zabezpieczony przed podawaniem niepoprawnych danych. </text:span><text:span text:style-name="T5">Baza danych powinna mieć charakterystykę katalogu gier o polach tytuł, gatunek, nośnik, cena i platforma.</text:span></text:p>
      <text:p text:style-name="P9"/>
      <text:p text:style-name="P9">2. Propozycja rozwiązania</text:p>
      <text:p text:style-name="P5"><text:s text:c="4"/><text:span text:style-name="T68"><text:s/>Mój program opiera się </text:span><text:span text:style-name="T69">na liście jednokierunkowej.</text:span></text:p>
      <text:p text:style-name="P39">Lista została zbudowana dzięki dwóm strukturom: <text:s/>rekord zawierającej wskaźniki do charów, które umożliwiają tworzenie dynamicznych tablic zawierających pola rekordu jak tytuł czy producent, liczbę zmiennoprzecinkową oznaczającą cenę oraz wskaźnik do wskaźnika na char, który umożliwia utworzenie dynamicznej tablicy stringów na gatunki. Struktura rekord znajduje się w drugiej strukturze Wezel, która zawiera również wskazanie na następny element listy.</text:p>
      <text:p text:style-name="P39"><text:tab/><text:span text:style-name="T44">Stringi do pól rekordów wpisywane są poprzez wczytanie całego stringa do tablicy bufor, a następnie mierzony jest rozmiar stringa i jest on przepisywany do nowej tablicy dynamicznej o dokładnym rozmiarze tego stringa, której adres jest przypisywany odpowiedniemu wskaźnikowi w strukturze rekord. Modyfikacja pól rekordów następuje natomiast poprzez usunięcie starej tablicy i zastąpieniu jej nową utworzoną analogicznie do poprzedniej.</text:span></text:p>
      <text:p text:style-name="P40"><text:tab/><text:span text:style-name="T45">Sortowanie bazy uzyskałem poprzez zastosowanie funkcji qsort, najpierw utworzyłem dynamiczną tablicę wskaźników do elementów listy, do której przepisałem wskaźniki na każdy element, napisałem funkcje porównujące wskaźniki pod względem kolejności alfabetycznej stringów znajdujących się w wybranym polu rekordu. Za pomocą posortowanej tablicy funkcja sortuj ustawia listę w odpowiedniej kolejności.</text:span></text:p>
      <text:p text:style-name="P40"><text:soft-page-break/><text:tab/><text:span text:style-name="T46">Baza zapisywana jest do pliku o wybranej nazwie w postaci binarnej, najpierw do pliku wpisywany jest ciąg znaków, który pozwala rozróżnić przy wczytywaniu czy dany plik należy do bazy, dzięki temu program zostaje zabezpieczony, potem zapisywane są podstawowe gatunki oddzielone o reszty bazy znakiem \n. Następnie wpisywane są pola rekordu, najpierw wszystkie pojedyncze stringi, następnie cena, a na końcu gatunki, które również składają się z wielu stringów, taka kolejność zapisu pozwala programowi na obliczenie potrzebnego rozmiaru tablicy na gatunki.</text:span></text:p>
      <text:p text:style-name="P40"><text:tab/><text:span text:style-name="T47">Wczytywanie bazy zaczyna się od sprawdzenia poprawności klucza znajdującego się na początku pliku, a potem następuje liczenie ilości podstawowych gatunków, utworzona zostaje odpowiednio duża dynamiczna tablica wskaźników i jej elementom przypisywane są adresy do dynamicznych stringów z gatunkami wczytanymi z pliku. Następnie tworzone są kolejne węzły dopóki istnieją kolejne rekordy. - Wskaźnikom pól znajdujących się w rekordach przypisywane są adresy tablic odpowiednich danych, do zmiennej zmiennoprzecinkowej wpisywana jest cena danego rekordu, oraz zliczane są wszystkie gatunki, i przepisywane są one do dynamicznej tablicy wskaźników utworzonej analogicznie do tablicy gatunków standardowych.</text:span></text:p>
      <text:p text:style-name="P57"><text:tab/> W pliku baza.c znajdują się funkcje odpowiedzialne za działanie samej listy takie jak dodające i usuwające węzły, edytujące rekordy oraz inne. Plik konsola.c zawiera funkcje odpowiedzialne za reprezentację graficzną programu w konsoli. Natomiast sortowanie.c grupuje funkcje sortujące listę, a pliki.c odpowiada za działania na plikach – zapisywanie i wczytywanie bazy. W main.c znajduje się główne menu sterujące programem, które głównie zostało zbudowane za pomocą instrukcji switch. W pliku nagłówkowym baza.h znajdują się deklaracje typów utworzonych na potrzeby programu, zmiennych globalnych oraz deklaracje funkcji ze wszystkich innych plików, umożliwia to wykorzystanie każdej funkcji w innym pliku po uprzednim dołączeniu pliku nagłówkowego do każdego pliku.</text:p>
      <text:p text:style-name="P41"/>
      <text:p text:style-name="P56">3. Algorytm</text:p>
      <text:p text:style-name="P68"/>
      <text:p text:style-name="P13"><text:span text:style-name="T50">Najważniejsze</text:span><text:span text:style-name="T48"> </text:span><text:span text:style-name="T49">algorytmy</text:span><text:span text:style-name="T48"> programu:</text:span></text:p>
      <text:p text:style-name="P46"/>
      <text:p text:style-name="P35">-dodawanie nowego elementu do listy:</text:p>
      <text:p text:style-name="P32"/>
      <text:p text:style-name="P16">1. <text:span text:style-name="T54">utwórz nowy węzeł i przypisz jego adres wskaźnikowi akt</text:span></text:p>
      <text:p text:style-name="P16">2. wczytaj dane</text:p>
      <text:p text:style-name="P16">3. jeśli <text:span text:style-name="T55">użytkownik nie</text:span> <text:span text:style-name="T55">podał</text:span> danych do rekordu – nie <text:span text:style-name="T55">wpisano</text:span> tytułu, usuń rekord i zakończ działanie funkcji</text:p>
      <text:p text:style-name="P16">4. jeśli nie istnieje pierwszy element tablicy przypisz wskaźnikowi przechowującemu pierwszy <text:span text:style-name="T56">i ostatni</text:span> adres – adres akt <text:span text:style-name="T58">i ustaw wskaźnik ostatniego elementu na NULL,</text:span> <text:span text:style-name="T57">zakończ funkcję</text:span></text:p>
      <text:p text:style-name="P16">5. w przeciwnym przypadku przypisz wskaźnikowi ostatniego elementu listy adres do akt</text:p>
      <text:p text:style-name="P16">6. zamień wskaźnik ostatniego elementu na akt</text:p>
      <text:p text:style-name="P16">7. wpisz do wskaźnika ostatniego elementu NULL</text:p>
      <text:p text:style-name="P17">8. zwiększ licznik węzłów o 1</text:p>
      <text:p text:style-name="P36"/>
      <text:p text:style-name="P37">-usuwanie węzła</text:p>
      <text:p text:style-name="P18"/>
      <text:p text:style-name="P18">1. <text:span text:style-name="T59">uwolnij pamięć pól rekordu</text:span></text:p>
      <text:p text:style-name="P18">2. zmniejsz licznik węzłów o 1</text:p>
      <text:p text:style-name="P18">3. jeśli <text:span text:style-name="T61">usuwany</text:span> element jest pierwszy to pierwszy staje się następny element i usuń węzeł, <text:span text:style-name="T62">zakończ funkcję</text:span></text:p>
      <text:p text:style-name="P18">4. znajdź adres elementu poprzedzającego wybrany węzeł</text:p>
      <text:p text:style-name="P18">5. jeśli usuwany węzeł jest ostatnim elementem, <text:span text:style-name="T60">to</text:span> ostatnim elementem staje się poprzedni element i przypisz wskaźnikowi ostatniego elementu NULL</text:p>
      <text:p text:style-name="P18">6. w przeciwnym przypadku wpisz wskaźnikowi poprzedniego elementu adres elementu <text:span text:style-name="T63">następnego po</text:span> usuwanym</text:p>
      <text:p text:style-name="P38"/>
      <text:p text:style-name="P55">-sortowanie <text:span text:style-name="T51">po wybranym polu rekordu</text:span></text:p>
      <text:p text:style-name="P38"/>
      <text:p text:style-name="P19">1. utwórz tablicę <text:span text:style-name="T52">wskaźników do elementów listy o wielkości równej ilości elementów listy</text:span></text:p>
      <text:p text:style-name="P20">2. wpisz <text:span text:style-name="T53">adresy elementów listy do kolejnych elementów tablicy</text:span></text:p>
      <text:p text:style-name="P21">3. sortuj tablicę za pomocą funkcji qsort, wykorzystując odpowiednią funkcję porównawczą</text:p>
      <text:p text:style-name="P21">4. jeśli kierunek sortowania jest rosnący, ustaw pierwszy element tablicy jako wskaźnik główny listy oraz przypisz wskaźnikom kolejnych elementów listy <text:span text:style-name="T64">wartości</text:span> kolejnych elementów tablicy</text:p>
      <text:p text:style-name="P22">5. jeśli kierunek sortowania jest malejący, ostatni element tablicy staje się pierwszym, a kolejnym wskaźnikom elementów wpisuj <text:span text:style-name="T65">wartości</text:span> od końca tablicy</text:p>
      <text:p text:style-name="P54"><draw:frame draw:style-name="fr1" draw:name="Obraz1" text:anchor-type="paragraph" svg:x="4.872cm" svg:y="-0.663cm" svg:width="9.781cm" svg:height="25.375cm" draw:z-index="0"><draw:image xlink:href="Pictures/1000020100000168000003A6635A2E4B04761A8A.png" xlink:type="simple" xlink:show="embed" xlink:actuate="onLoad"/></draw:frame>Schemat<text:span text:style-name="T66">y</text:span> Blokow<text:span text:style-name="T66">e</text:span></text:p>
      <text:p text:style-name="P14"/>
      <text:p text:style-name="P12">dodawanie</text:p>
      <text:p text:style-name="P12">elementu do</text:p>
      <text:p text:style-name="P12">listy<text:line-break/></text:p>
      <text:p text:style-name="P52"><draw:frame draw:style-name="fr2" draw:name="Obraz2" text:anchor-type="paragraph" svg:width="12.404cm" svg:height="24.248cm" draw:z-index="1"><draw:image xlink:href="Pictures/10000201000001A500000337E5DEDB6528870F45.png" xlink:type="simple" xlink:show="embed" xlink:actuate="onLoad"/></draw:frame>usuwanie elementu z listy</text:p>
      <text:p text:style-name="P53"><draw:frame draw:style-name="fr2" draw:name="Obraz3" text:anchor-type="paragraph" svg:width="13.861cm" svg:height="22.133cm" draw:z-index="2"><draw:image xlink:href="Pictures/10000201000001EB00000310E182004FF49D96B6.png" xlink:type="simple" xlink:show="embed" xlink:actuate="onLoad"/></draw:frame>sortowanie</text:p>
      <text:p text:style-name="P50">4. Zmienne, stałe, <text:span text:style-name="T7">tablice</text:span></text:p>
      <text:p text:style-name="P6"><text:s/></text:p>
      <text:p text:style-name="P25">Globalne:</text:p>
      <text:list xml:id="list2755512001039898172" text:style-name="L1">
        <text:list-item>
          <text:p text:style-name="P69"><text:span text:style-name="T11">char bufor[256]</text:span> – <text:span text:style-name="T6">globalna</text:span> tablica , <text:span text:style-name="T10">która stanowi bufor przy wczytywaniu stringów, ze standardowego wejścia oraz plików</text:span></text:p>
        </text:list-item>
        <text:list-item>
          <text:p text:style-name="P70"><text:span text:style-name="T11">char** gatunki</text:span> – <text:span text:style-name="T11">wskaźnik na wskaźnik do char, dzięki któremu tworzona jest dynamiczna tablica stringów zawierająca podstawowe gatunki, które można potem wpisać w wybrane pola rekordu</text:span></text:p>
        </text:list-item>
        <text:list-item>
          <text:p text:style-name="P71">int lgat – zmienna przechowująca ilość podstawowych gatunków</text:p>
        </text:list-item>
        <text:list-item>
          <text:p text:style-name="P71">int maxgat – zmienna przechowująca ma<text:span text:style-name="T12">ks</text:span>ymalną ilość możliwych gatunków podstawowych – w przypadku gdy lgat = maxgat, tablica gatunki jest <text:span text:style-name="T12">powiększana za pomocą funkcji realloc</text:span></text:p>
        </text:list-item>
        <text:list-item>
          <text:p text:style-name="P72">int lwez – zawiera liczbę węzłów w liście</text:p>
        </text:list-item>
        <text:list-item>
          <text:p text:style-name="P73">int strona – zawiera numer aktualnej strony</text:p>
        </text:list-item>
        <text:list-item>
          <text:p text:style-name="P73">int lstron – zawiera liczbę stron</text:p>
        </text:list-item>
        <text:list-item>
          <text:p text:style-name="P73">int nastrone – zawiera informację o ilości wyświetlanych rekordów na jedną stronę</text:p>
        </text:list-item>
        <text:list-item>
          <text:p text:style-name="P74">linkz first – jest to wskaźnik na strukturę Wezel, który zawiera adres pierwszego elementu listy</text:p>
        </text:list-item>
        <text:list-item>
          <text:p text:style-name="P74">linkz last - jest to wskaźnik na strukturę Wezel, który zawiera adres ostatniego elementu listy</text:p>
        </text:list-item>
      </text:list>
      <text:p text:style-name="P26">Zmienne o uniwersalnych nazwach <text:span text:style-name="T21">we wszystkich plikach</text:span>:</text:p>
      <text:list xml:id="list7173028765761071207" text:style-name="L2">
        <text:list-item>
          <text:p text:style-name="P75">int i, j – zmienne stanowiące liczniki w pętlach</text:p>
        </text:list-item>
        <text:list-item>
          <text:p text:style-name="P76">char klawisz – zmienna używana do sterowania wszelakimi menu, przechowuje ona wybrany </text:p>
        </text:list-item>
        <text:list-item>
          <text:p text:style-name="P76">int dir – zmienna przechowująca kierunek sortowania gdy jest &gt;= to sortowanie jest rosnące gdy jest ona &lt; to sortowanie jest malejącewpisaną literę z klawiatury</text:p>
        </text:list-item>
        <text:list-item>
          <text:p text:style-name="P77">int y – przechowuje ona numer wybranej linijki w konsoli</text:p>
        </text:list-item>
        <text:list-item>
          <text:p text:style-name="P78"><text:soft-page-break/>int wybor – zmienna przechowująca wybraną liczbę służącą do wyboru <text:span text:style-name="T15">jednej z wielu opcji</text:span></text:p>
        </text:list-item>
        <text:list-item>
          <text:p text:style-name="P82">rekord *gra – wskazanie na wybrany rekord</text:p>
        </text:list-item>
        <text:list-item>
          <text:p text:style-name="P83">linkz akt – wskaźnik na aktualny element listy</text:p>
        </text:list-item>
      </text:list>
      <text:p text:style-name="P27"><text:span text:style-name="T13">Lokalne</text:span>:</text:p>
      <text:p text:style-name="P28">main.c</text:p>
      <text:list xml:id="list2794879167087589373" text:style-name="L3">
        <text:list-item>
          <text:p text:style-name="P84">void (*sort_wsk)(int dir) – wskaźnik na funkcję sortującą – który przechowuje adres wybranej funkcji sortującej</text:p>
        </text:list-item>
        <text:list-item>
          <text:p text:style-name="P84">_<text:span text:style-name="T14">Bool wybrano – zmienna umożliwiająca stwierdzenie czy jakaś opcja z instrukcji switch została wybrana, umożliwia ona wyjście z pętli</text:span></text:p>
        </text:list-item>
        <text:list-item>
          <text:p text:style-name="P79">char* enter – wskaźnik służący do znalezienia znaku enter przy wpisywanym stringu aby zastąpić go znakiem NULL</text:p>
        </text:list-item>
        <text:list-item>
          <text:p text:style-name="P79">_<text:span text:style-name="T16">Bool sortwybrano – zmienna mówiąca czy została wybrana opcja z menu sortowania, umożliwia wyjście z pętli</text:span></text:p>
        </text:list-item>
        <text:list-item>
          <text:p text:style-name="P80">_<text:span text:style-name="T17">Bool sortkoniec – zmienna mówiąca czy została wybrana opcja oznaczająca koniec z menu sortowania</text:span></text:p>
        </text:list-item>
      </text:list>
      <text:p text:style-name="P100">baza.c</text:p>
      <text:list xml:id="list5871935396240663424" text:style-name="L4">
        <text:list-item>
          <text:p text:style-name="P81">char *enter – wskaźnik służący do znalezienia znaku enter przy wpisywanym stringu aby zastąpić go znakiem NULL</text:p>
        </text:list-item>
        <text:list-item>
          <text:p text:style-name="P85">char *nowa – wskaźnik przechowujący adres nowej <text:span text:style-name="T18">dynamicznej</text:span> tablicy przechowującej wpisany string</text:p>
        </text:list-item>
        <text:list-item>
          <text:p text:style-name="P86">char ***gatunek – wskaźnik przechowujący adres edytowanej tablicy stringów - gatunków w rekordzie, umożliwia <text:span text:style-name="T19">jej modyfikowanie</text:span></text:p>
        </text:list-item>
        <text:list-item>
          <text:p text:style-name="P87">int max – zmienna przechowująca rozmiar dynamicznej tablicy stringów</text:p>
        </text:list-item>
        <text:list-item>
          <text:p text:style-name="P87">_<text:span text:style-name="T20">Bool edytowano – zmienna mówiąca czy została wybrana odpowiednia opcja z menu, pozwala na wyjście z pętli</text:span></text:p>
        </text:list-item>
        <text:list-item>
          <text:p text:style-name="P88">void *temp – wskaźnik przechowujący powiększoną tablicę gatunków</text:p>
        </text:list-item>
        <text:list-item>
          <text:p text:style-name="P89"><text:soft-page-break/>linkz poprz – wskaźnik na poprzedni element listy w stosunku do akt</text:p>
        </text:list-item>
        <text:list-item>
          <text:p text:style-name="P90">int n – zmienna przechowująca numer <text:span text:style-name="T23">rekordu</text:span></text:p>
        </text:list-item>
        <text:list-item>
          <text:p text:style-name="P91">int edytowany – numer edytowanego gatunku</text:p>
        </text:list-item>
        <text:list-item>
          <text:p text:style-name="P91">_<text:span text:style-name="T24">Bool edytowane – zmienna przechowująca informację czy lista mogła być edytowana i umożliwia odświeżenie jej wyglądu</text:span></text:p>
        </text:list-item>
        <text:list-item>
          <text:p text:style-name="P91">_<text:span text:style-name="T24">Bool koniec – zmienna pozwalająca wyjść z menu wyboru przy odpowiednim wyborze opcji</text:span></text:p>
        </text:list-item>
        <text:list-item>
          <text:p text:style-name="P92">linkz wezel – wskaźnik na wybrany element listy</text:p>
        </text:list-item>
        <text:list-item>
          <text:p text:style-name="P92">linkz nast. - wskaźnik na następny element listy</text:p>
        </text:list-item>
      </text:list>
      <text:p text:style-name="P29">sortowanie.c</text:p>
      <text:list xml:id="list7955930927127021833" text:style-name="L5">
        <text:list-item>
          <text:p text:style-name="P93">const void *a, *b – wskaźniki na elementy porównywane przez funkcję qsort</text:p>
        </text:list-item>
        <text:list-item>
          <text:p text:style-name="P94">const linkz *l1, *l2 – zmienne umożliwiające porównanie stringów przez funkcję strcmp, zawierają one adresy zmiennych a i b</text:p>
        </text:list-item>
        <text:list-item>
          <text:p text:style-name="P95">linkz *tab – tablica przechowująca adresy elementów listy, jest ona wykorzystywana do sortowania przez funkcję qsort</text:p>
        </text:list-item>
      </text:list>
      <text:p text:style-name="P30">konsola.c – <text:span text:style-name="T70">stosuje standardowe nazwy zmiennych</text:span></text:p>
      <text:p text:style-name="P31"/>
      <text:p text:style-name="P31">pliki.c</text:p>
      <text:list xml:id="list1170650939269458977" text:style-name="L6">
        <text:list-item>
          <text:p text:style-name="P96">FILE *plik – wskaźnik do pliku na którym są wykonywane operacje</text:p>
        </text:list-item>
        <text:list-item>
          <text:p text:style-name="P97">char a – zmienna przechowująca ostatni wczytany znak z pliku</text:p>
        </text:list-item>
        <text:list-item>
          <text:p text:style-name="P98">char *nowa – wskaźnik do nowej dynamicznej tablicy przechowującej string wczytywany z pliku</text:p>
        </text:list-item>
        <text:list-item>
          <text:p text:style-name="P99">int il – zmienna opisująca ilość standardowych gatunków w pliku lub ilośc gatunków w rekordzie</text:p>
        </text:list-item>
      </text:list>
      <text:p text:style-name="P11"/>
      <text:p text:style-name="P51">5. Funkcje</text:p>
      <text:p text:style-name="P43"/>
      <text:p text:style-name="P44">///baza.c///</text:p>
      <text:list xml:id="list6495289740810398248" text:style-name="L7">
        <text:list-item>
          <text:p text:style-name="P58">void podstgat(); - inicjalizuje dynamiczną tablicę gatunki standardowych gatunków domyślnymi gatunkami</text:p>
        </text:list-item>
        <text:list-item>
          <text:p text:style-name="P58">rekord* wczytajrek(rekord* gra) – wczytuje jeden rekord z pliku</text:p>
        </text:list-item>
        <text:list-item>
          <text:p text:style-name="P65">char* wczytajs() - wczytuje stringa ze standardowego wejścia i zwraca wskaźnik do dynamicznej tablicy go przechowującej</text:p>
        </text:list-item>
        <text:list-item>
          <text:p text:style-name="P66">void static wczytajgat(char*** gatunek) – funkcja zajmująca się tworzeniem dynamicznej tablicy gatunków oraz <text:span text:style-name="T32">doborem gatunków za pomocą menu</text:span></text:p>
        </text:list-item>
        <text:list-item>
          <text:p text:style-name="P58">void usunzaw(linkz wezel) – usuwa wszystkie dynamiczne tablice znajdujące się w rekordzie</text:p>
        </text:list-item>
        <text:list-item>
          <text:p text:style-name="P58">int usunwezel(linkz wezel) – usuwa węzeł i odpowiednio łączy pozostałe elementy listy</text:p>
        </text:list-item>
        <text:list-item>
          <text:p text:style-name="P58">linkz adresnumeru(int n) – <text:span text:style-name="T25">zwraca adres elementu listy o podanym indeksie</text:span></text:p>
        </text:list-item>
        <text:list-item>
          <text:p text:style-name="P58">void edytujrekord(int n) – <text:span text:style-name="T26">funkcja umożliwiająca edytowanie wybranego rekordu – zawiera menu sterujące</text:span></text:p>
        </text:list-item>
        <text:list-item>
          <text:p text:style-name="P58">void czyscbaze() - usuwa całą listę wraz z jej zawartością</text:p>
        </text:list-item>
        <text:list-item>
          <text:p text:style-name="P58">void dodajsgat() - <text:span text:style-name="T27">u</text:span>możliwia dodawanie standardowego gatunku <text:span text:style-name="T27">do tablicy gatunki</text:span></text:p>
        </text:list-item>
        <text:list-item>
          <text:p text:style-name="P58">void edytuj<text:span text:style-name="T28">sgat</text:span>() - <text:span text:style-name="T28">umożliwia edytowanie listy stanradowych gatunków</text:span></text:p>
        </text:list-item>
        <text:list-item>
          <text:p text:style-name="P58">_Bool czygatbyl(char** gatunek, int wybor) – <text:span text:style-name="T29">sprawdza czy wybrany standardowy gatunek już wystąpił w danej tablicy gatunków</text:span></text:p>
        </text:list-item>
        <text:list-item>
          <text:p text:style-name="P58">void wyswietlsz(int n) – <text:span text:style-name="T30">wyswietla szczegółowo rekord o podanym numerze</text:span></text:p>
        </text:list-item>
        <text:list-item>
          <text:p text:style-name="P59">void dodajgre() - <text:span text:style-name="T31">dodaje węzeł do listy oraz wypełnia jego rekord danymi</text:span></text:p>
        </text:list-item>
      </text:list>
      <text:p text:style-name="P45">///sortowanie.c///</text:p>
      <text:list xml:id="list14504590934680" text:continue-numbering="true" text:style-name="L7">
        <text:list-item>
          <text:p text:style-name="P58">int tytulcomp(const void* a,const void* b) - <text:span text:style-name="T33">funkcja wykorzystywana przez qsort do porównywania dwóch elementów listy na podstawie tytułu</text:span></text:p>
        </text:list-item>
      </text:list>
      <text:p text:style-name="P48">reszta funkcji o końcówce comp jest analogiczna, zmienia się tylko pole rekordu na podstawie którego elementy są porównywane</text:p>
      <text:list xml:id="list14503630634245" text:continue-numbering="true" text:style-name="L7">
        <text:list-item>
          <text:p text:style-name="P59">int prodcomp(const void* a,const void* b) – <text:span text:style-name="T33">porównuje na </text:span><text:soft-page-break/><text:span text:style-name="T33">podstawie producenta</text:span></text:p>
        </text:list-item>
        <text:list-item>
          <text:p text:style-name="P59">int noscomp(const void* a,const void* b) - <text:span text:style-name="T33">porównuje na podstawie nośnika</text:span></text:p>
        </text:list-item>
        <text:list-item>
          <text:p text:style-name="P60">int platcomp(const void* a,const void* b) - <text:span text:style-name="T33">porównuje na podstawie platformy</text:span></text:p>
        </text:list-item>
        <text:list-item>
          <text:p text:style-name="P61">int cenacomp(const void* a,const void* b) - <text:span text:style-name="T33">porównuje na podstawie ceny</text:span></text:p>
        </text:list-item>
        <text:list-item>
          <text:p text:style-name="P58">void tytulsort(int dir) – <text:span text:style-name="T34">funkcja sortująca tablicę na podstawie tytułu, tworzy tablicę zawierającą adresy wszystkich elementów listy, sortuje ją wykorzystując funkcję qsort oraz na koniec za pomocą funkcji sortuj ustawia elementy listy w odpowiedniej kolejności</text:span></text:p>
        </text:list-item>
      </text:list>
      <text:p text:style-name="P47">reszta funkcji sortujących jest analogiczna zmienia się jedynie pole rekordu względem którego lista jest sortowana</text:p>
      <text:list xml:id="list14503139380817" text:continue-numbering="true" text:style-name="L7">
        <text:list-item>
          <text:p text:style-name="P58">void prodsort(int dir) – <text:span text:style-name="T34">sortuje względem producenta </text:span></text:p>
        </text:list-item>
        <text:list-item>
          <text:p text:style-name="P62">void nossort(int dir) – <text:span text:style-name="T34">sortuje względem nośnika</text:span></text:p>
        </text:list-item>
        <text:list-item>
          <text:p text:style-name="P62">void platsort(int dir) – <text:span text:style-name="T34">sortuje względem platformy</text:span></text:p>
        </text:list-item>
        <text:list-item>
          <text:p text:style-name="P63">void cenasort(int dir) – <text:span text:style-name="T34">sortuje względem ceny</text:span></text:p>
        </text:list-item>
        <text:list-item>
          <text:p text:style-name="P64">void sortuj(linkz* tab, int dir) – <text:span text:style-name="T35">ustawia listę w odpowiedniej kolejności na podstawie posortowanej tablicy wskaźników</text:span></text:p>
        </text:list-item>
      </text:list>
      <text:p text:style-name="P44">///konsola.c///</text:p>
      <text:list xml:id="list14503586799739" text:continue-numbering="true" text:style-name="L7">
        <text:list-item>
          <text:p text:style-name="P58">void gotoxy(int x,int y) – <text:span text:style-name="T36">ustawia piszący kursor w konsoli na wybrane współrzędne</text:span></text:p>
        </text:list-item>
        <text:list-item>
          <text:p text:style-name="P58">void jedenznak(char* klawisz) – <text:span text:style-name="T36">wczytuje znaki ze standardowego wejścia aż do momentu podania tylko jednego znaku, wpisuje ten znak pod podany adres, ustawia k</text:span></text:p>
        </text:list-item>
        <text:list-item>
          <text:p text:style-name="P58">void linijka(int y) – czy<text:span text:style-name="T37">ści wybraną</text:span> linijk<text:span text:style-name="T37">ę w konsoli</text:span> i zaczyna pisanie od niej</text:p>
        </text:list-item>
        <text:list-item>
          <text:p text:style-name="P58">void clrbuf() - <text:span text:style-name="T37">czyści bufor standardowego wejścia</text:span></text:p>
        </text:list-item>
        <text:list-item>
          <text:p text:style-name="P58">void czysclinijke(int y) – <text:span text:style-name="T37">usuwa znaki z wybranej linijki w konsoli</text:span></text:p>
        </text:list-item>
        <text:list-item>
          <text:p text:style-name="P58">void czyscrog() - <text:span text:style-name="T38">usuwa znaki z prawego rogu konsoli, w którym znajdują się informacje o działaniu programu</text:span></text:p>
        </text:list-item>
        <text:list-item>
          <text:p text:style-name="P58">void czyscdol() - <text:span text:style-name="T38">usuwa znaki z dolnej części programu</text:span></text:p>
        </text:list-item>
        <text:list-item>
          <text:p text:style-name="P58">void clrs() - <text:span text:style-name="T38">usuwa wszystkie znaki z konsoli</text:span></text:p>
        </text:list-item>
        <text:list-item>
          <text:p text:style-name="P58">void wypiszstrony() - <text:span text:style-name="T39">wypisuje informacje o stronie i ilości elementów listy w prawym górnym rogu konsoli</text:span></text:p>
        </text:list-item>
        <text:list-item>
          <text:p text:style-name="P58">void wyswietlliste() - <text:span text:style-name="T40">wyświetla stronę listy, która jest przechowywana w zmiennej globalnej </text:span></text:p>
        </text:list-item>
        <text:list-item>
          <text:p text:style-name="P58"><text:soft-page-break/>void wyswietl(const rekord* gra) – <text:span text:style-name="T41">wyświetla wybrany rekord</text:span></text:p>
        </text:list-item>
        <text:list-item>
          <text:p text:style-name="P58">int sufit(double) – <text:span text:style-name="T41">funkcja zwracająca zaokrąglenie wpisanej liczby w górę</text:span></text:p>
        </text:list-item>
        <text:list-item>
          <text:p text:style-name="P67">///pliki.c///</text:p>
        </text:list-item>
        <text:list-item>
          <text:p text:style-name="P58">int zapisz(char* nazwa) – <text:span text:style-name="T41">zapisuje bazę danych do pliku, zapisywane są standardowe gatunki oraz <text:s/>wszystkie rekordy</text:span></text:p>
        </text:list-item>
        <text:list-item>
          <text:p text:style-name="P58">int wczytaj(char* nazwa) – <text:span text:style-name="T42">wczytuje bazę danych z pliku</text:span></text:p>
        </text:list-item>
      </text:list>
      <text:p text:style-name="P43"/>
      <text:p text:style-name="P43"/>
      <text:list xml:id="list14505128683501" text:continue-numbering="true" text:style-name="L7">
        <text:list-item>
          <text:p text:style-name="P58">char* fwczytajs(FILE* plik) – <text:span text:style-name="T42">wczytuje stringa z pliku i zwraca wskaźnik do dynamicznej tablicy go przechowującego</text:span></text:p>
        </text:list-item>
        <text:list-item>
          <text:p text:style-name="P58">void sdobuf(char* bufor,int max, FILE* plik) – <text:span text:style-name="T43">funkcja wczytująca stringa do wybranej tablicy, z wybranego pliku aż do napotkania znaku NULL, EOF lub \n</text:span></text:p>
        </text:list-item>
        <text:list-item>
          <text:p text:style-name="P58">int fwczytajrek(rekord* gra, FILE* plik) – wczytuje dane rekordu z pliku i zapisuje je wybranym elemencie listy</text:p>
        </text:list-item>
      </text:list>
      <text:p text:style-name="P10"/>
      <text:p text:style-name="P33"><text:span text:style-name="T8">6</text:span>. Testowanie</text:p>
      <text:p text:style-name="P34"/>
      <text:p text:style-name="P23">Program testowałem poprzez wpisywanie <text:span text:style-name="T67">różnych danych do pól rekordów, używanie różnorodnych kombinacji przejść w menu sterowania programem i wykorzystywaniem różnych opcji.</text:span></text:p>
      <text:p text:style-name="P34"/>
      <text:p text:style-name="P33"><text:span text:style-name="T8">7</text:span>. Odstępstwa</text:p>
      <text:p text:style-name="P24"/>
      <text:p text:style-name="P15"><text:tab/>Jeśli okno konsoli w trakcie działania programu jest zbyt małe, to graficzna reprezentacja programu będzie wyświetlana w zły sposób, należy wtedy powiększyć <text:span text:style-name="T22">konsolę</text:span> i wybrać jakąś opcję z menu aby odświeżyć okno.</text:p>
      <text:p text:style-name="P15"><text:tab/><text:span text:style-name="T67">W czasie wpisywania ceny jest możliwe wielokrotne naciśnięcie klawisza enter co spowoduje „przewinięcie ekranu na dół”, wynika to ze sposobu działania funkcji scanf, jednakże można przesunąć suwak konsoli na górę aby wrócić do obrazu programu, wpisanie poprawnej wartości ceny również zresetuje wygląd program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3M11S</meta:editing-duration>
    <meta:editing-cycles>486</meta:editing-cycles>
    <meta:generator>LibreOffice/5.2.1.2$Windows_X86_64 LibreOffice_project/31dd62db80d4e60af04904455ec9c9219178d620</meta:generator>
    <dc:date>2017-01-11T01:44:50.676000000</dc:date>
    <meta:document-statistic meta:table-count="0" meta:image-count="3" meta:object-count="0" meta:page-count="14" meta:paragraph-count="155" meta:word-count="2077" meta:character-count="14724" meta:non-whitespace-character-count="12791"/>
    <meta:user-defined meta:name="Info 1"/>
    <meta:user-defined meta:name="Info 2"/>
    <meta:user-defined meta:name="Info 3"/>
    <meta:user-defined meta:name="Info 4"/>
  </office:meta>
</office:document-meta>
</file>